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end" style:justify-single-word="false"/>
      <style:text-properties fo:color="#0000ff"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. Gutow can be found:</text:p>
      <text:p text:style-name="P2">Here (please knock)</text:p>
      <text:p text:style-name="P2">Out for 5 minutes (please wait)</text:p>
      <text:p text:style-name="P2">Research Lab (HS-425)</text:p>
      <text:p text:style-name="P2">Physical Chemistry Lab (HS-428)</text:p>
      <text:p text:style-name="P2">In Class</text:p>
      <text:p text:style-name="P2">In a Meeting</text:p>
      <text:p text:style-name="P2">Glass Shop</text:p>
      <text:p text:style-name="P2">Physics Machine Shop (HS-3XX)</text:p>
      <text:p text:style-name="P1"><text:span text:style-name="T2">SEM Lab (HS-0XX)</text:span> </text:p>
      <text:p text:style-name="P2">Polk Library</text:p>
      <text:p text:style-name="P2">Off-Campus</text:p>
      <text:p text:style-name="P2"/>
      <text:p text:style-name="P2"/>
      <text:p text:style-name="P2"/>
      <text:p text:style-name="P3">I will return at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Gutow</meta:initial-creator>
    <meta:creation-date>2011-02-01T09:24:08</meta:creation-date>
    <meta:document-statistic meta:table-count="0" meta:image-count="0" meta:object-count="0" meta:page-count="1" meta:paragraph-count="13" meta:word-count="42" meta:character-count="240"/>
    <dc:date>2011-02-01T09:32:43</dc:date>
    <dc:creator>Jonathan Gutow</dc:creator>
    <meta:editing-duration>PT00H08M36S</meta:editing-duration>
    <meta:editing-cycles>1</meta:editing-cycles>
    <meta:generator>OpenOffice.org/3.2$Unix OpenOffice.org_project/320m18$Build-9502</meta:generator>
  </office:meta>
</office:document-meta>
</file>